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IPULACIÓN <text:s/>DE <text:s/>LAS <text:s/>TARJETAS <text:s/>GRÁFICAS</text:p>
      <text:p text:style-name="Standard"/>
      <text:p text:style-name="Standard"/>
      <text:p text:style-name="P2"><text:tab/>Para manipular, insertar o extraer las tarjetas gráficas deben tenerse en cuenta las siguientes consideraciones:</text:p>
      <text:p text:style-name="P2"/>
      <text:list xml:id="list359129173" text:style-name="L1">
        <text:list-item>
          <text:list>
            <text:list-item>
              <text:p text:style-name="P3">Evitar los problemas derivados de la electricidad estática: coger la tarjeta por la chapa de sujeción y por los bordes y no tocar ninguno de sus chips.</text:p>
            </text:list-item>
          </text:list>
        </text:list-item>
      </text:list>
      <text:p text:style-name="P2"/>
      <text:list xml:id="list917344013" text:continue-numbering="true" text:style-name="L1">
        <text:list-item>
          <text:list>
            <text:list-item>
              <text:p text:style-name="P3">Tener en cuenta que los tornillos de sujeción del cable proveniente de la pantalla no deben apretarse excesivamente para que al aflojarlos no se desenrosque la tuerca de la tarjeta.</text:p>
            </text:list-item>
          </text:list>
        </text:list-item>
      </text:list>
      <text:p text:style-name="P2"/>
      <text:list xml:id="list136368990" text:continue-numbering="true" text:style-name="L1">
        <text:list-item>
          <text:list>
            <text:list-item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4-01-16T10:06:06</meta:creation-date>
    <dc:date>2014-04-03T10:36:41</dc:date>
    <dc:creator>santiago </dc:creator>
    <meta:editing-duration>PT1H23M41S</meta:editing-duration>
    <meta:editing-cycles>16</meta:editing-cycles>
    <meta:generator>LibreOffice/3.5$Linux_X86_64 LibreOffice_project/350m1$Build-2</meta:generator>
    <meta:document-statistic meta:table-count="0" meta:image-count="0" meta:object-count="0" meta:page-count="1" meta:paragraph-count="4" meta:word-count="79" meta:character-count="488" meta:non-whitespace-character-count="410"/>
  </office:meta>
</office:document-meta>
</file>